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3bae8" style:font-name-asian="新宋体"/>
    </style:style>
    <style:style style:name="P7" style:family="paragraph" style:parent-style-name="Preformatted_20_Text">
      <style:text-properties style:font-name="新宋体" officeooo:paragraph-rsid="0093820d" style:font-name-asian="新宋体"/>
    </style:style>
    <style:style style:name="P8" style:family="paragraph" style:parent-style-name="Preformatted_20_Text">
      <style:text-properties style:font-name="新宋体" officeooo:paragraph-rsid="0095382e" style:font-name-asian="新宋体"/>
    </style:style>
    <style:style style:name="P9" style:family="paragraph" style:parent-style-name="Preformatted_20_Text">
      <style:text-properties style:font-name="新宋体" officeooo:paragraph-rsid="0098a246" style:font-name-asian="新宋体"/>
    </style:style>
    <style:style style:name="P10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2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4" style:family="paragraph" style:parent-style-name="Preformatted_20_Text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1ca1e" style:font-name-asian="新宋体" style:font-size-asian="10pt" style:font-weight-asian="normal" style:font-size-complex="10pt" style:font-weight-complex="normal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4f3ee" style:font-name-asian="新宋体" style:font-size-asian="10pt" style:font-weight-asian="normal" style:font-size-complex="10pt" style:font-weight-complex="normal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871ed" style:font-name-asian="新宋体" style:font-size-asian="10pt" style:font-weight-asian="normal" style:font-size-complex="10pt" style:font-weight-complex="normal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b1b63a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b441ec" style:font-name-asian="新宋体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3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3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32" style:family="paragraph" style:parent-style-name="Preformatted_20_Text">
      <style:text-properties style:font-name="新宋体" officeooo:paragraph-rsid="00afe84a" style:font-name-asian="新宋体"/>
    </style:style>
    <style:style style:name="P3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3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b319c4"/>
    </style:style>
    <style:style style:name="P3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b441ec"/>
    </style:style>
    <style:style style:name="P37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98a246" style:font-name-asian="新宋体" style:font-size-asian="10pt" style:font-weight-asian="normal" style:font-size-complex="10pt" style:font-weight-complex="normal"/>
    </style:style>
    <style:style style:name="P38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9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99f4fc" officeooo:paragraph-rsid="0099f4fc" style:font-name-asian="新宋体" style:font-size-asian="10pt" style:font-weight-asian="normal" style:font-size-complex="10pt" style:font-weight-complex="normal"/>
    </style:style>
    <style:style style:name="P40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41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42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43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officeooo:paragraph-rsid="00a200aa"/>
    </style:style>
    <style:style style:name="P4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45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6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47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48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9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P50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fo:font-weight="bold" officeooo:rsid="0098a246" style:font-weight-asian="bold" style:font-weight-complex="bold"/>
    </style:style>
    <style:style style:name="T5" style:family="text">
      <style:text-properties style:font-name="新宋体" style:font-name-asian="新宋体"/>
    </style:style>
    <style:style style:name="T6" style:family="text">
      <style:text-properties style:font-name="新宋体" officeooo:rsid="0044ea6d" style:font-name-asian="新宋体"/>
    </style:style>
    <style:style style:name="T7" style:family="text">
      <style:text-properties style:font-name="新宋体" officeooo:rsid="0049d15d" style:font-name-asian="新宋体"/>
    </style:style>
    <style:style style:name="T8" style:family="text">
      <style:text-properties style:font-name="新宋体" officeooo:rsid="005019fa" style:font-name-asian="新宋体"/>
    </style:style>
    <style:style style:name="T9" style:family="text">
      <style:text-properties style:font-name="新宋体" officeooo:rsid="00786004" style:font-name-asian="新宋体"/>
    </style:style>
    <style:style style:name="T10" style:family="text">
      <style:text-properties style:font-name="新宋体" officeooo:rsid="005193e8" style:font-name-asian="新宋体"/>
    </style:style>
    <style:style style:name="T11" style:family="text">
      <style:text-properties style:font-name="新宋体" officeooo:rsid="00b441ec" style:font-name-asian="新宋体"/>
    </style:style>
    <style:style style:name="T12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13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4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5" style:family="text">
      <style:text-properties style:font-name="新宋体" fo:font-size="10pt" fo:font-weight="normal" officeooo:rsid="00258066" style:font-name-asian="新宋体" style:font-size-asian="10pt" style:font-weight-asian="normal" style:font-size-complex="10pt" style:font-weight-complex="normal"/>
    </style:style>
    <style:style style:name="T16" style:family="text">
      <style:text-properties style:font-name="新宋体" fo:font-size="10pt" fo:font-weight="normal" officeooo:rsid="00a200aa" style:font-name-asian="新宋体" style:font-size-asian="10pt" style:font-weight-asian="normal" style:font-size-complex="10pt" style:font-weight-complex="normal"/>
    </style:style>
    <style:style style:name="T17" style:family="text">
      <style:text-properties style:font-name="新宋体" fo:font-size="10pt" fo:font-weight="normal" officeooo:rsid="00b072bb" style:font-name-asian="新宋体" style:font-size-asian="10pt" style:font-weight-asian="normal" style:font-size-complex="10pt" style:font-weight-complex="normal"/>
    </style:style>
    <style:style style:name="T18" style:family="text">
      <style:text-properties officeooo:rsid="00207316"/>
    </style:style>
    <style:style style:name="T19" style:family="text">
      <style:text-properties fo:font-size="10pt" style:font-size-asian="10pt" style:font-name-complex="Courier New" style:font-size-complex="10pt"/>
    </style:style>
    <style:style style:name="T20" style:family="text">
      <style:text-properties fo:font-size="10pt" officeooo:rsid="000e2190" style:font-size-asian="10pt" style:font-name-complex="Courier New" style:font-size-complex="10pt"/>
    </style:style>
    <style:style style:name="T21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22" style:family="text">
      <style:text-properties officeooo:rsid="0024fb05"/>
    </style:style>
    <style:style style:name="T23" style:family="text">
      <style:text-properties officeooo:rsid="002d382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d3820" style:font-weight-asian="normal" style:font-weight-complex="normal"/>
    </style:style>
    <style:style style:name="T26" style:family="text">
      <style:text-properties fo:font-weight="normal" officeooo:rsid="002f1e27" style:font-weight-asian="normal" style:font-weight-complex="normal"/>
    </style:style>
    <style:style style:name="T27" style:family="text">
      <style:text-properties fo:font-weight="normal" officeooo:rsid="002eda28" style:font-weight-asian="normal" style:font-weight-complex="normal"/>
    </style:style>
    <style:style style:name="T28" style:family="text">
      <style:text-properties officeooo:rsid="0030c971"/>
    </style:style>
    <style:style style:name="T29" style:family="text">
      <style:text-properties officeooo:rsid="0032b4d6"/>
    </style:style>
    <style:style style:name="T30" style:family="text">
      <style:text-properties officeooo:rsid="00440472"/>
    </style:style>
    <style:style style:name="T31" style:family="text">
      <style:text-properties officeooo:rsid="0044ea6d"/>
    </style:style>
    <style:style style:name="T32" style:family="text">
      <style:text-properties officeooo:rsid="00462e2b"/>
    </style:style>
    <style:style style:name="T33" style:family="text">
      <style:text-properties officeooo:rsid="00488890"/>
    </style:style>
    <style:style style:name="T34" style:family="text">
      <style:text-properties officeooo:rsid="00488cf0"/>
    </style:style>
    <style:style style:name="T35" style:family="text">
      <style:text-properties officeooo:rsid="0049942a"/>
    </style:style>
    <style:style style:name="T36" style:family="text">
      <style:text-properties officeooo:rsid="0049d15d"/>
    </style:style>
    <style:style style:name="T37" style:family="text">
      <style:text-properties officeooo:rsid="004b5728"/>
    </style:style>
    <style:style style:name="T38" style:family="text">
      <style:text-properties officeooo:rsid="005019fa"/>
    </style:style>
    <style:style style:name="T39" style:family="text">
      <style:text-properties officeooo:rsid="005193e8"/>
    </style:style>
    <style:style style:name="T40" style:family="text">
      <style:text-properties officeooo:rsid="0065dd20"/>
    </style:style>
    <style:style style:name="T41" style:family="text">
      <style:text-properties officeooo:rsid="0068e1b2"/>
    </style:style>
    <style:style style:name="T42" style:family="text">
      <style:text-properties officeooo:rsid="00751f40"/>
    </style:style>
    <style:style style:name="T43" style:family="text">
      <style:text-properties officeooo:rsid="00786004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88cf0" style:font-style-asian="italic" style:font-style-complex="italic"/>
    </style:style>
    <style:style style:name="T46" style:family="text">
      <style:text-properties officeooo:rsid="007e460a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officeooo:rsid="0083bae8"/>
    </style:style>
    <style:style style:name="T49" style:family="text">
      <style:text-properties officeooo:rsid="008561e7"/>
    </style:style>
    <style:style style:name="T50" style:family="text">
      <style:text-properties fo:font-style="normal" officeooo:rsid="003585e3" style:font-style-asian="normal" style:font-name-complex="Courier New" style:font-style-complex="normal"/>
    </style:style>
    <style:style style:name="T51" style:family="text">
      <style:text-properties fo:font-style="normal" officeooo:rsid="00394ecd" style:font-style-asian="normal" style:font-name-complex="Courier New" style:font-style-complex="normal"/>
    </style:style>
    <style:style style:name="T52" style:family="text">
      <style:text-properties fo:font-style="normal" officeooo:rsid="0035f57c" style:font-style-asian="normal" style:font-name-complex="Courier New" style:font-style-complex="normal"/>
    </style:style>
    <style:style style:name="T53" style:family="text">
      <style:text-properties fo:font-style="normal" officeooo:rsid="003b9a71" style:font-style-asian="normal" style:font-name-complex="Courier New" style:font-style-complex="normal"/>
    </style:style>
    <style:style style:name="T54" style:family="text">
      <style:text-properties fo:font-style="normal" officeooo:rsid="008a6158" style:font-style-asian="normal" style:font-name-complex="Courier New" style:font-style-complex="normal"/>
    </style:style>
    <style:style style:name="T55" style:family="text">
      <style:text-properties fo:font-style="normal" officeooo:rsid="003913c7" style:font-style-asian="normal" style:font-name-complex="Courier New" style:font-style-complex="normal"/>
    </style:style>
    <style:style style:name="T56" style:family="text">
      <style:text-properties fo:font-style="normal" officeooo:rsid="0098a246" style:font-style-asian="normal" style:font-name-complex="Courier New" style:font-style-complex="normal"/>
    </style:style>
    <style:style style:name="T57" style:family="text">
      <style:text-properties fo:font-style="normal" officeooo:rsid="0099f4fc" style:font-style-asian="normal" style:font-name-complex="Courier New" style:font-style-complex="normal"/>
    </style:style>
    <style:style style:name="T58" style:family="text">
      <style:text-properties fo:font-style="normal" officeooo:rsid="009cef8b" style:font-style-asian="normal" style:font-name-complex="Courier New" style:font-style-complex="normal"/>
    </style:style>
    <style:style style:name="T59" style:family="text">
      <style:text-properties fo:font-style="normal" officeooo:rsid="00a1ca1e" style:font-style-asian="normal" style:font-name-complex="Courier New" style:font-style-complex="normal"/>
    </style:style>
    <style:style style:name="T60" style:family="text">
      <style:text-properties fo:font-style="normal" officeooo:rsid="00a4028e" style:font-style-asian="normal" style:font-name-complex="Courier New" style:font-style-complex="normal"/>
    </style:style>
    <style:style style:name="T61" style:family="text">
      <style:text-properties fo:font-style="normal" officeooo:rsid="00a4f3ee" style:font-style-asian="normal" style:font-name-complex="Courier New" style:font-style-complex="normal"/>
    </style:style>
    <style:style style:name="T62" style:family="text">
      <style:text-properties fo:font-style="normal" officeooo:rsid="00ac606b" style:font-style-asian="normal" style:font-name-complex="Courier New" style:font-style-complex="normal"/>
    </style:style>
    <style:style style:name="T63" style:family="text">
      <style:text-properties fo:font-style="normal" officeooo:rsid="00ad586a" style:font-style-asian="normal" style:font-name-complex="Courier New" style:font-style-complex="normal"/>
    </style:style>
    <style:style style:name="T64" style:family="text">
      <style:text-properties officeooo:rsid="00933a09"/>
    </style:style>
    <style:style style:name="T65" style:family="text">
      <style:text-properties officeooo:rsid="0090f4a0"/>
    </style:style>
    <style:style style:name="T66" style:family="text">
      <style:text-properties officeooo:rsid="0099f4fc"/>
    </style:style>
    <style:style style:name="T67" style:family="text">
      <style:text-properties officeooo:rsid="00a86783"/>
    </style:style>
    <style:style style:name="T68" style:family="text">
      <style:text-properties officeooo:rsid="00ab8651"/>
    </style:style>
    <style:style style:name="T69" style:family="text">
      <style:text-properties officeooo:rsid="00afe8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7">简 历</text:span></text:p>
      <text:p text:style-name="P12">基本信息</text:p>
      <text:p text:style-name="P1">姚延嗣 （男，1982年生）</text:p>
      <text:p text:style-name="P7">毕业院校: 首都师范大学（硕士），河南工业大学（<text:span text:style-name="T41">本科）</text:span></text:p>
      <text:p text:style-name="P32">专业：计算机应用技术（硕士），计算机科学与技术（本科）</text:p>
      <text:p text:style-name="P5">学历：工学硕士 （2007年<text:span text:style-name="T33">7月</text:span>毕业）</text:p>
      <text:p text:style-name="P2">电话：<text:span text:style-name="T19">135-</text:span><text:span text:style-name="T20">2070</text:span><text:span text:style-name="T19">-</text:span><text:span text:style-name="T20">8895</text:span></text:p>
      <text:p text:style-name="P1">邮箱：yaoyansi@gmail.com</text:p>
      <text:p text:style-name="Preformatted_20_Text"><text:span text:style-name="T5">blog：</text:span><text:a xlink:type="simple" xlink:href="http://www.cnblogs.com/yaoyansi/" text:style-name="Internet_20_link" text:visited-style-name="Visited_20_Internet_20_Link"><text:span text:style-name="T5">www.cnblogs.com/yaoyansi/</text:span></text:a><text:span text:style-name="T5">, <text:s text:c="2"/></text:span><text:a xlink:type="simple" xlink:href="http://blog.csdn.net/yaoyansi/" text:style-name="Internet_20_link" text:visited-style-name="Visited_20_Internet_20_Link"><text:span text:style-name="T5">blog.csdn.net/yaoyansi/</text:span></text:a></text:p>
      <text:p text:style-name="P1">期望工作地点： 北京</text:p>
      <text:p text:style-name="P1"/>
      <text:p text:style-name="P12">职业技能</text:p>
      <text:p text:style-name="P8">开发语言： C/C++, <text:span text:style-name="T37">P</text:span>ython, <text:span text:style-name="T37">S</text:span>hell, <text:span text:style-name="T37">P</text:span>erl, x86<text:span text:style-name="T64">ASM</text:span></text:p>
      <text:p text:style-name="P8">开发工具： MSVC, <text:span text:style-name="T48">CodeBlocks</text:span>, <text:span text:style-name="T37">CM</text:span>ake, <text:span text:style-name="T37">SVN</text:span>/<text:span text:style-name="T37">G</text:span>it, <text:span text:style-name="T49">Jude, </text:span>MayaAPI/mel, OpenCollada, OpenGL/GLSL, OGRE, ODE, PhysX, Bullet, <text:span text:style-name="T65">MASM</text:span></text:p>
      <text:p text:style-name="P6">图形图像工具：Maya, Blender, Photoshop</text:p>
      <text:p text:style-name="P1"/>
      <text:p text:style-name="P6">系统：<text:span text:style-name="T37">W</text:span>indows, <text:span text:style-name="T37">L</text:span>inux</text:p>
      <text:p text:style-name="P1">英语：<text:span text:style-name="T29">CET-6，</text:span>能用英文书面讨论问题。</text:p>
      <text:p text:style-name="P1"/>
      <text:p text:style-name="P10"/>
      <text:p text:style-name="P12">工作及实习经历</text:p>
      <text:p text:style-name="P9">2015.1 至今 <text:s/><text:span text:style-name="T4">Base FX</text:span></text:p>
      <text:p text:style-name="P9">部门<text:span text:style-name="T23">：</text:span><text:span text:style-name="T4">PLE</text:span></text:p>
      <text:p text:style-name="P9">职位：<text:span text:style-name="T4">Maya TD</text:span></text:p>
      <text:list xml:id="list5286971625462955902" text:style-name="L1">
        <text:list-item>
          <text:p text:style-name="P15"><text:span text:style-name="T60">建立</text:span><text:span text:style-name="T56">Maya </text:span><text:span text:style-name="T57">C++</text:span><text:span text:style-name="T56">插件的开发流程</text:span><text:span text:style-name="T58">。包括</text:span><text:span text:style-name="T63">开发、测试和</text:span><text:span text:style-name="T60">插件的发布</text:span><text:span text:style-name="T59">。</text:span></text:p>
        </text:list-item>
        <text:list-item>
          <text:p text:style-name="P16"><text:span text:style-name="T56">为了支持</text:span><text:span text:style-name="T61">Maya多个版本和多个平台，</text:span><text:span text:style-name="T56">建立了</text:span><text:span text:style-name="T61">Maya插件开发的</text:span><text:span text:style-name="T56">自动编译和自动化测试流程</text:span><text:span text:style-name="T59">，节省了开发</text:span><text:span text:style-name="T61">、测试以及</text:span><text:span text:style-name="T62">插件</text:span><text:span text:style-name="T61">部署的时间。</text:span></text:p>
        </text:list-item>
        <text:list-item>
          <text:p text:style-name="P37">开发了一个<text:span text:style-name="T66">工具，能够对模型的部分点做blendshape</text:span>。</text:p>
        </text:list-item>
        <text:list-item>
          <text:p text:style-name="P39">维护并改进了一个工具，能够使用dual-quaternion参数做blendshape。</text:p>
        </text:list-item>
        <text:list-item>
          <text:p text:style-name="P43"><text:span text:style-name="T15">为</text:span><text:span text:style-name="T17">电影《</text:span>Star Wars:Episode VII》<text:span text:style-name="T15">项目开发</text:span><text:span text:style-name="T16">了一个</text:span><text:span text:style-name="T15">插件。</text:span></text:p>
        </text:list-item>
        <text:list-item>
          <text:p text:style-name="P40">维护Maya的Alembic导出插件。</text:p>
        </text:list-item>
        <text:list-item>
          <text:p text:style-name="P40">开发了一些<text:span text:style-name="T68">SOuP</text:span>节点<text:span text:style-name="T67">。</text:span></text:p>
        </text:list-item>
      </text:list>
      <text:p text:style-name="P14"/>
      <text:p text:style-name="P3"/>
      <text:p text:style-name="P3">201<text:span text:style-name="T18">3</text:span>.<text:span text:style-name="T18">9</text:span> 至2014.12 <text:s/><text:span text:style-name="T1">上海赞奇科技发展有限公司</text:span></text:p>
      <text:p text:style-name="P4">部门<text:span text:style-name="T23">：</text:span><text:span text:style-name="T2">研发中心</text:span></text:p>
      <text:p text:style-name="P3">职位：<text:span text:style-name="T1">软件工程师</text:span></text:p>
      <text:list xml:id="list175311851569961" text:continue-numbering="true" text:style-name="L1">
        <text:list-item>
          <text:p text:style-name="P17">开发了一款产品级的<text:span text:style-name="T22">M</text:span>aya插件，并负责发布了5个版本<text:span text:style-name="T28">。插件可以导出以下Maya数据:</text:span><text:span text:style-name="T50">Geometry(polygon/nurbs/subdiv/particle/</text:span><text:span text:style-name="T51">nparticle</text:span><text:span text:style-name="T50">/</text:span><text:span text:style-name="T51">hair</text:span><text:span text:style-name="T50">), </text:span><text:span text:style-name="T52">Instance</text:span><text:span text:style-name="T50">, Light(point/area/directional/spot/mesh light/自定义灯光), 常用材质节点(surface shader/displacement shader/shading group/</text:span><text:span text:style-name="T52">texture/</text:span><text:span text:style-name="T50">utility等), 自定义</text:span><text:span text:style-name="T52">shader, </text:span><text:span text:style-name="T53">Shader</text:span><text:span text:style-name="T54">G</text:span><text:span text:style-name="T53">raph,</text:span><text:span text:style-name="T52"> 支持多种渲染方式</text:span><text:span text:style-name="T50">(interactive/IPR/Batch/swatch rendering), </text:span><text:span text:style-name="T52">AOV</text:span><text:span text:style-name="T55">。</text:span></text:p>
        </text:list-item>
        <text:list-item>
          <text:p text:style-name="P38">负责制定计划、开发、团队协作、代码审查、测试和产品发布。项目使用敏捷开发方式：持续集成、测试驱动、单元测试、自动化测试。</text:p>
        </text:list-item>
        <text:list-item>
          <text:p text:style-name="P41">搭建并维护团队的代码服务器。</text:p>
        </text:list-item>
        <text:list-item>
          <text:p text:style-name="P42">向测试用户和客户提供技术支持。</text:p>
        </text:list-item>
      </text:list>
      <text:p text:style-name="P1"/>
      <text:p text:style-name="P1"/>
      <text:p text:style-name="P1">2012.6 – <text:span text:style-name="T18">2013.4</text:span> <text:span text:style-name="T1">中科九度</text:span><text:span text:style-name="T24">(</text:span><text:span text:style-name="T1">北京</text:span><text:span text:style-name="T24">)</text:span><text:span text:style-name="T1">空间信息技术有限责任公司</text:span></text:p>
      <text:p text:style-name="P1"><text:span text:style-name="T24">部门</text:span><text:span text:style-name="T25">：</text:span><text:span text:style-name="T2">研发部</text:span></text:p>
      <text:p text:style-name="P1">职位：<text:span text:style-name="T1">高级软件工程师</text:span></text:p>
      <text:list xml:id="list175310468098188" text:continue-numbering="true" text:style-name="L1">
        <text:list-item>
          <text:p text:style-name="P18">开发Maya插件，导出自定义数据<text:span text:style-name="T38">。</text:span></text:p>
        </text:list-item>
        <text:list-item>
          <text:p text:style-name="P18">为<text:span text:style-name="T34">OSG</text:span>引擎开发了龙卷风粒子特效<text:span text:style-name="T38">。</text:span></text:p>
        </text:list-item>
        <text:list-item>
          <text:p text:style-name="P19">精简第三方库ossim<text:span text:style-name="T38">。</text:span></text:p>
        </text:list-item>
      </text:list>
      <text:p text:style-name="P11"/>
      <text:list xml:id="list175310539933589" text:continue-numbering="true" text:style-name="L1">
        <text:list-header>
          <text:p text:style-name="P44"/>
        </text:list-header>
      </text:list>
      <text:p text:style-name="P1">2011.3 – 2012.5 <text:span text:style-name="T1">中科院自动化所</text:span></text:p>
      <text:p text:style-name="P1"><text:span text:style-name="T24">部门</text:span><text:span text:style-name="T25">：</text:span><text:span text:style-name="T2">高技术创新中心</text:span></text:p>
      <text:p text:style-name="P1">职位：<text:span text:style-name="T1">软件开发工程师</text:span></text:p>
      <text:list xml:id="list175310812597915" text:continue-numbering="true" text:style-name="L1">
        <text:list-item>
          <text:p text:style-name="P18"><text:soft-page-break/>基于<text:span text:style-name="T45">R</text:span><text:span text:style-name="T44">ealXtend</text:span>进行二次开发：集成<text:span text:style-name="T45">K</text:span><text:span text:style-name="T44">inect</text:span>(客户端和服务端)，集成<text:span text:style-name="T44">OgreHaptics</text:span>，流体曲面重建，UI汉化等<text:span text:style-name="T38">。</text:span></text:p>
        </text:list-item>
        <text:list-item>
          <text:p text:style-name="P18">将<text:span text:style-name="T34">B</text:span>lender的GPU渲染器(<text:span text:style-name="T45">C</text:span><text:span text:style-name="T44">ycles</text:span>)和并行渲染中间件<text:span text:style-name="T45">E</text:span><text:span text:style-name="T44">qualizer</text:span>结合起来<text:span text:style-name="T38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24">部门</text:span><text:span text:style-name="T25">：TD</text:span><text:span text:style-name="T2">组</text:span></text:p>
      <text:p text:style-name="P1">职位：<text:span text:style-name="T27">TD</text:span></text:p>
      <text:p text:style-name="P1">开发Maya插件和生产流程中的工具：</text:p>
      <text:list xml:id="list175311899639404" text:continue-numbering="true" text:style-name="L1">
        <text:list-item>
          <text:p text:style-name="P20">开发了Maya口型同步(lip-sync)插件的核心模块。</text:p>
          <text:p text:style-name="P20">（该插件已由公司申请软件著作权：软著登字第0183406号）</text:p>
        </text:list-item>
        <text:list-item>
          <text:p text:style-name="P21">为R<text:span text:style-name="T42">edboard</text:span>公司开发了一款产品级的<text:span text:style-name="T36">M</text:span>aya导出3ds格式的插件<text:span text:style-name="T38">。</text:span></text:p>
        </text:list-item>
        <text:list-item>
          <text:p text:style-name="P21">基于<text:span text:style-name="T35">B</text:span>ullet为<text:span text:style-name="T35">M</text:span>aya开发了简单的刚体和柔体的插件<text:span text:style-name="T38">。</text:span></text:p>
        </text:list-item>
        <text:list-item>
          <text:p text:style-name="P21">程序纹理：将2D <text:span text:style-name="T35">N</text:span>urbs曲线的封闭区域投影到纹理上<text:span text:style-name="T38">。</text:span></text:p>
        </text:list-item>
        <text:list-item>
          <text:p text:style-name="P21">分析流程里某些耗时的环节，重写了某些mel函数，使得某些生成环节的效率提高了10～20倍<text:span text:style-name="T38">。</text:span></text:p>
        </text:list-item>
        <text:list-item>
          <text:p text:style-name="P21">不同角色的表情动画的映射；实现了论文《A System to Reuse Facial Rigs and Animations》的核心模块<text:span text:style-name="T38">。</text:span></text:p>
        </text:list-item>
        <text:list-item>
          <text:p text:style-name="P21">完善了<text:span text:style-name="T35">M</text:span>aya <text:span text:style-name="T35">pdc</text:span>文件格式的读写；为简化制作流程、提高效率，用C++重新解析了<text:span text:style-name="T35">M</text:span>aya mc格式文件。</text:p>
        </text:list-item>
        <text:list-item>
          <text:p text:style-name="P21">基于<text:span text:style-name="T35">L</text:span>iquidMaya维护并开发了<text:span text:style-name="T35">M</text:span>aya导出rib文件的插件<text:span text:style-name="T38">。</text:span></text:p>
        </text:list-item>
        <text:list-item>
          <text:p text:style-name="P21">为公司建立了软件开发流程；设计了公司内部<text:span text:style-name="T35">SVN</text:span>服务器的架构；负责搭建<text:span text:style-name="T35">SVN</text:span>服务器，并完成了SVN服务器的备份和恢复方案<text:span text:style-name="T38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24">部门</text:span><text:span text:style-name="T26">：</text:span><text:span text:style-name="T3">系统部</text:span></text:p>
      <text:p text:style-name="P1">职位：<text:span text:style-name="T1">软件工程师</text:span></text:p>
      <text:list xml:id="list175311959147269" text:continue-numbering="true" text:style-name="L1">
        <text:list-item>
          <text:p text:style-name="P22">参与开发《涂鸦世界》虚拟社区(二期)<text:span text:style-name="T38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175311741716998" text:continue-numbering="true" text:style-name="L1">
        <text:list-item>
          <text:p text:style-name="P22">参与开发自动化测试工具<text:span text:style-name="T38">。</text:span></text:p>
        </text:list-item>
      </text:list>
      <text:p text:style-name="P1"/>
      <text:p text:style-name="P1"/>
      <text:p text:style-name="P12">创建和参与的开源项目</text:p>
      <text:list xml:id="list175310044645008" text:continue-numbering="true" text:style-name="L1">
        <text:list-item>
          <text:p text:style-name="P50"><text:span text:style-name="T12">MyMagicBox（</text:span><text:a xlink:type="simple" xlink:href="https://github.com/yaoyansi/mymagicbox" office:target-frame-name="_blank" xlink:show="new" text:style-name="Internet_20_link" text:visited-style-name="Visited_20_Internet_20_Link"><text:span text:style-name="T12">https://github.com/yaoyansi/mymagicbox</text:span></text:a><text:span text:style-name="T12">）<text:line-break/>角色：项目发起者</text:span><text:span text:style-name="T13"><text:line-break/>个人开发的一些插件集合</text:span><text:span text:style-name="T14">。</text:span></text:p>
        </text:list-item>
        <text:list-item>
          <text:p text:style-name="P33"><text:span text:style-name="T7">M</text:span><text:span text:style-name="T5">aya2renderer（</text:span><text:a xlink:type="simple" xlink:href="https://github.com/maya2renderer/maya2renderer" text:style-name="Internet_20_link" text:visited-style-name="Visited_20_Internet_20_Link"><text:span text:style-name="T5">https://github.com/maya2renderer/maya2renderer</text:span></text:a><text:span text:style-name="T5">）</text:span></text:p>
          <text:p text:style-name="P29">角色：项目发起者</text:p>
          <text:p text:style-name="P23">基于<text:span text:style-name="T36">L</text:span>iquidMaya开发了<text:span text:style-name="T36">M</text:span>aya到渲染器的通用导出框架；目前支持的渲染器有<text:span text:style-name="T30">3Delight</text:span>， <text:span text:style-name="T36">E</text:span>lvishray， <text:span text:style-name="T36">A</text:span>ppleseed<text:span text:style-name="T38">。</text:span></text:p>
          <text:p text:style-name="P23"/>
        </text:list-item>
        <text:list-item>
          <text:p text:style-name="P24"><text:span text:style-name="T31">M</text:span>aya<text:span text:style-name="T31">Exporter（</text:span><text:a xlink:type="simple" xlink:href="http://code.google.com/p/mayaexporter/" text:style-name="Internet_20_link" text:visited-style-name="Visited_20_Internet_20_Link"><text:span text:style-name="T31">http://code.google.com/p/mayaexporter/</text:span></text:a><text:span text:style-name="T31">）</text:span></text:p>
          <text:p text:style-name="P29">角色：项目发起者</text:p>
          <text:p text:style-name="P24">基于ColladaMaya重构了<text:span text:style-name="T39">M</text:span>aya导出插件<text:span text:style-name="T38">。</text:span></text:p>
          <text:p text:style-name="P24"/>
        </text:list-item>
        <text:list-item>
          <text:p text:style-name="P23"><text:span text:style-name="T36">GP</text:span>Export（<text:a xlink:type="simple" xlink:href="http://code.google.com/p/gpexport/" text:style-name="Internet_20_link" text:visited-style-name="Visited_20_Internet_20_Link">http://code.google.com/p/gpexport/</text:a>）</text:p>
          <text:p text:style-name="P29">角色：开发者</text:p>
          <text:p text:style-name="P27">参与维护这个轻量级的<text:span text:style-name="T36">M</text:span>aya导出插件<text:span text:style-name="T32">。该项目目前被移至</text:span><text:a xlink:type="simple" xlink:href="https://github.com/floitsch/gpexport" text:style-name="Internet_20_link" text:visited-style-name="Visited_20_Internet_20_Link"><text:span text:style-name="T32">https://github.com/floitsch/gpexport</text:span></text:a><text:span text:style-name="T32">。</text:span></text:p>
          <text:p text:style-name="P23"/>
        </text:list-item>
        <text:list-item>
          <text:p text:style-name="P30">Simple Cloth Simulation</text:p>
          <text:p text:style-name="P25">（<text:a xlink:type="simple" xlink:href="http://blog.csdn.net/yaoyansi/archive/2007/09/05/1774002.aspx" text:style-name="Internet_20_link" text:visited-style-name="Visited_20_Internet_20_Link">http://blog.csdn.net/yaoyansi/archive/2007/09/05/1774002.aspx</text:a>）</text:p>
          <text:p text:style-name="P29">角色：项目发起者</text:p>
          <text:p text:style-name="P35"><text:span text:style-name="T9">实现了Mass-Spring模型的模拟</text:span><text:span text:style-name="T5">布料</text:span><text:span text:style-name="T10">； 独立设计并开发</text:span><text:span text:style-name="T5">了一个任意多面体体积的计算方法（该方法在《游戏编程精粹6》的“</text:span><text:bookmark text:name="detail_all"/><text:bookmark text:name="catalog"/>多面体浮力的精确计算<text:span text:style-name="T5">”一文中有介绍）</text:span><text:span text:style-name="T8">。</text:span></text:p>
          <text:p text:style-name="P26"/>
        </text:list-item>
        <text:list-item>
          <text:p text:style-name="P34"><text:span text:style-name="T5">OpenCollada </text:span><text:span text:style-name="T6">（</text:span><text:a xlink:type="simple" xlink:href="http://code.google.com/p/opencollada" text:style-name="Internet_20_link" text:visited-style-name="Visited_20_Internet_20_Link"><text:span text:style-name="T5">http://code.google.com/p/opencollada</text:span></text:a><text:span text:style-name="T6">）</text:span></text:p>
          <text:p text:style-name="P31">角色：开发者</text:p>
          <text:p text:style-name="P28"><text:span text:style-name="T31">参与维护，并</text:span>用lib3ds简化了OpenCollada导出3ds格式的流程<text:span text:style-name="T38">。该项目目前被移至</text:span><text:soft-page-break/><text:a xlink:type="simple" xlink:href="https://github.com/KhronosGroup/OpenCOLLADA/tree/master/dae23ds_lib3ds" text:style-name="Internet_20_link" text:visited-style-name="Visited_20_Internet_20_Link"><text:span text:style-name="T38">https://github.com/KhronosGroup/OpenCOLLADA/tree/master/dae23ds_lib3ds</text:span></text:a><text:span text:style-name="T38">。</text:span></text:p>
          <text:p text:style-name="P23"/>
        </text:list-item>
        <text:list-item>
          <text:p text:style-name="P23"><text:span text:style-name="T36">GPUS</text:span>phsim(<text:a xlink:type="simple" xlink:href="http://code.google.com/p/gpusphsim/" text:style-name="Internet_20_link" text:visited-style-name="Visited_20_Internet_20_Link">http://code.google.com/p/gpusphsim/</text:a><text:a xlink:type="simple" xlink:href="http://code.google.com/p/gpusphsim/)基础上" text:style-name="Internet_20_link" text:visited-style-name="Visited_20_Internet_20_Link">)</text:a></text:p>
          <text:p text:style-name="P29">角色：开发者</text:p>
          <text:p text:style-name="P36"><text:span text:style-name="T5">用</text:span><text:span text:style-name="T7">M</text:span><text:span text:style-name="T5">eta-ball算法建立流体曲面</text:span><text:span text:style-name="T8">。该项目目前被移至</text:span><text:a xlink:type="simple" xlink:href="https://github.com/oysteinkrog/gpusphsim" text:style-name="Internet_20_link" text:visited-style-name="Visited_20_Internet_20_Link"><text:span text:style-name="T11">https://github.com/oysteinkrog/gpusphsim</text:span></text:a><text:span text:style-name="T11">。</text:span></text:p>
          <text:p text:style-name="P48"/>
        </text:list-item>
      </text:list>
      <text:p text:style-name="P1"/>
      <text:p text:style-name="P12">相关研究</text:p>
      <text:list xml:id="list175310921615681" text:continue-numbering="true" text:style-name="L1">
        <text:list-item>
          <text:p text:style-name="P45">硕士论文：《虚拟环境下3D鼠标操作的研究与实现》</text:p>
        </text:list-item>
        <text:list-item>
          <text:p text:style-name="P45">实现了论文《A System to Reuse Facial Rigs and Animations》中的核心模块</text:p>
        </text:list-item>
      </text:list>
      <text:p text:style-name="P1"/>
      <text:p text:style-name="P1"/>
      <text:p text:style-name="P12">个人评价</text:p>
      <text:list xml:id="list175310313135051" text:continue-numbering="true" text:style-name="L1">
        <text:list-item>
          <text:p text:style-name="P46">工作负责，细心<text:span text:style-name="T40">；</text:span>学习能力强，有良好的分析问题和解决问题的能力；</text:p>
        </text:list-item>
        <text:list-item>
          <text:p text:style-name="P47">有良好的质量意识；在开发过程中总能想到一些办法以降低维护成本；</text:p>
        </text:list-item>
        <text:list-item>
          <text:p text:style-name="P47">对代码重构有自己的理解和实践；</text:p>
        </text:list-item>
        <text:list-item>
          <text:p text:style-name="P46"><text:span text:style-name="T46">乐于评估和学习新的</text:span><text:span text:style-name="T21">、</text:span><text:span text:style-name="T46">主流的技术</text:span><text:span text:style-name="T21">、开源库；</text:span></text:p>
        </text:list-item>
      </text:list>
      <text:p text:style-name="P13"/>
      <text:p text:style-name="P1"/>
      <text:list xml:id="list175312016770694" text:continue-numbering="true" text:style-name="L1">
        <text:list-header>
          <text:p text:style-name="P4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17:53:09.675833107</dc:date>
    <meta:editing-duration>PT13H39M25S</meta:editing-duration>
    <meta:editing-cycles>190</meta:editing-cycles>
    <meta:document-statistic meta:table-count="0" meta:image-count="0" meta:object-count="0" meta:page-count="3" meta:paragraph-count="103" meta:word-count="1617" meta:character-count="3138" meta:non-whitespace-character-count="3009"/>
  </office:meta>
</office:document-meta>
</file>